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1153in" table:align="left"/>
    </style:style>
    <style:style style:name="Table1.A" style:family="table-column">
      <style:table-column-properties style:column-width="1.5104in"/>
    </style:style>
    <style:style style:name="Table1.B" style:family="table-column">
      <style:table-column-properties style:column-width="0.604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 style:list-style-name="L45"/>
    <style:style style:name="P47" style:family="paragraph" style:parent-style-name="Text_20_body" style:list-style-name="L46"/>
    <style:style style:name="P48" style:family="paragraph" style:parent-style-name="Text_20_body" style:list-style-name="L47"/>
    <style:style style:name="P49" style:family="paragraph" style:parent-style-name="Text_20_body" style:list-style-name="L48"/>
    <style:style style:name="P50" style:family="paragraph" style:parent-style-name="Text_20_body" style:list-style-name="L49"/>
    <style:style style:name="P51" style:family="paragraph" style:parent-style-name="Text_20_body" style:list-style-name="L50"/>
    <style:style style:name="P52" style:family="paragraph" style:parent-style-name="Text_20_body" style:list-style-name="L51"/>
    <style:style style:name="P53" style:family="paragraph" style:parent-style-name="Text_20_body" style:list-style-name="L5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Documento 6.1: Data Lakehouse on OCI</text:span></text:h>
      <text:p text:style-name="Text_20_body"><text:span text:style-name="Strong_20_Emphasis">Página 1: Portada</text:span><text:line-break/>ORACLE<text:line-break/>University<text:line-break/>Oracle Cloud Infrastructure<text:line-break/>Understanding the Data Lakehouse on OCI</text:p>
      <text:p text:style-name="Text_20_body"><text:span text:style-name="Strong_20_Emphasis">Página 2: Perfiles de Casos de Uso</text:span></text:p>
      <text:h text:style-name="Heading_20_1" text:outline-level="1">Use Case Profiles</text:h>
      <text:p text:style-name="Text_20_body">How to increase data productivity and liquidity?</text:p>
      <text:list text:style-name="L1">
        <text:list-item>
          <text:p text:style-name="P2">Data lake &amp; data warehouse</text:p>
        </text:list-item>
      </text:list>
      <text:p text:style-name="Text_20_body"><text:span text:style-name="Strong_20_Emphasis">Página 3: Perfiles de Casos de Uso</text:span></text:p>
      <text:h text:style-name="Heading_20_1" text:outline-level="1">Use Case Profiles</text:h>
      <text:p text:style-name="Text_20_body">A new broader strategy...</text:p>
      <text:list text:style-name="L2">
        <text:list-item>
          <text:p text:style-name="P3">Highly accurate machine learning capabilities</text:p>
        </text:list-item>
        <text:list-item>
          <text:p text:style-name="P3">Flexibility of Open Source Services</text:p>
        </text:list-item>
        <text:list-item>
          <text:p text:style-name="P3">Best in class Oracle Database and Data warehouse</text:p>
        </text:list-item>
      </text:list>
      <text:p text:style-name="Text_20_body"><text:span text:style-name="Strong_20_Emphasis">Página 4: Perfiles de Casos de Uso</text:span></text:p>
      <text:h text:style-name="Heading_20_1" text:outline-level="1">Use Case Profiles</text:h>
      <text:list text:style-name="L3">
        <text:list-item>
          <text:p text:style-name="P4">Common Identity</text:p>
        </text:list-item>
        <text:list-item>
          <text:p text:style-name="P4">Data Integration</text:p>
        </text:list-item>
        <text:list-item>
          <text:p text:style-name="P4">Oracle Lakehouse</text:p>
        </text:list-item>
        <text:list-item>
          <text:p text:style-name="P4">Orchestration</text:p>
        </text:list-item>
        <text:list-item>
          <text:p text:style-name="P4">Catalog</text:p>
        </text:list-item>
      </text:list>
      <text:p text:style-name="Text_20_body"><text:span text:style-name="Strong_20_Emphasis">Página 5: Oracle Lakehouse</text:span></text:p>
      <text:h text:style-name="Heading_20_1" text:outline-level="1">Oracle Lakehouse</text:h>
      <text:p text:style-name="Text_20_body"><text:span text:style-name="Strong_20_Emphasis">Other Benefits...</text:span></text:p>
      <text:list text:style-name="L4">
        <text:list-item>
          <text:p text:style-name="P5">Cost saving</text:p>
        </text:list-item>
        <text:list-item>
          <text:p text:style-name="P5">Improving the agility of data warehouse</text:p>
        </text:list-item>
      </text:list>
      <text:p text:style-name="Text_20_body"><text:span text:style-name="Strong_20_Emphasis">Página 6: Oracle Lakehouse</text:span></text:p>
      <text:h text:style-name="Heading_20_1" text:outline-level="1"><text:soft-page-break/>Oracle Lakehouse</text:h>
      <text:p text:style-name="Text_20_body">The companies who have not adopted OCI yet...</text:p>
      <text:list text:style-name="L5">
        <text:list-item>
          <text:p text:style-name="P6">Reach out to data lakes using Oracle SQL<text:line-break/>Autonomous Database<text:line-break/>Analytics Cloud<text:line-break/>Any SQL App<text:line-break/>Jupyter Notebook<text:line-break/>Python<text:line-break/>REST</text:p>
        </text:list-item>
      </text:list>
      <text:p text:style-name="Text_20_body"><text:span text:style-name="Strong_20_Emphasis">Página 7: Introducción al Lakehouse</text:span></text:p>
      <text:h text:style-name="Heading_20_1" text:outline-level="1">Introducing the Lakehouse</text:h>
      <text:list text:style-name="L6">
        <text:list-item>
          <text:p text:style-name="P7">Data Warehouse</text:p>
        </text:list-item>
        <text:list-item>
          <text:p text:style-name="P7">Data Lake</text:p>
        </text:list-item>
        <text:list-item>
          <text:p text:style-name="P7">Lakehouse</text:p>
        </text:list-item>
      </text:list>
      <text:p text:style-name="Horizontal_20_Line"/>
      <text:p text:style-name="Text_20_body"><text:span text:style-name="Strong_20_Emphasis">Include external 3rd party data</text:span></text:p>
      <text:p text:style-name="Text_20_body"><text:span text:style-name="Strong_20_Emphasis">Página 8: Cinco Elementos Clave del Lakehouse</text:span></text:p>
      <text:h text:style-name="Heading_20_1" text:outline-level="1">Five Key Lakehouse Elements</text:h>
      <text:list text:style-name="L7">
        <text:list-item>
          <text:p text:style-name="P8"><text:span text:style-name="Strong_20_Emphasis">Data Warehouse:</text:span> For curated data of known value</text:p>
        </text:list-item>
        <text:list-item>
          <text:p text:style-name="P8"><text:span text:style-name="Strong_20_Emphasis">Data Lake:</text:span> For data that is raw</text:p>
        </text:list-item>
        <text:list-item>
          <text:p text:style-name="P8"><text:span text:style-name="Strong_20_Emphasis">Managed Open-Source Services:</text:span> Support key open-source tools</text:p>
        </text:list-item>
        <text:list-item>
          <text:p text:style-name="P8"><text:span text:style-name="Strong_20_Emphasis">Data Integration:</text:span> Moving data depending</text:p>
        </text:list-item>
        <text:list-item>
          <text:p text:style-name="P8"><text:span text:style-name="Strong_20_Emphasis">Data Catalog:</text:span> Maintains a complete view data</text:p>
        </text:list-item>
      </text:list>
      <text:p text:style-name="Horizontal_20_Line"/>
      <text:p text:style-name="Text_20_body"><text:span text:style-name="Strong_20_Emphasis">Lakehouse</text:span></text:p>
      <text:list text:style-name="L8">
        <text:list-item>
          <text:p text:style-name="P9">Data Integration</text:p>
        </text:list-item>
        <text:list-item>
          <text:p text:style-name="P9">Data Warehouse</text:p>
        </text:list-item>
        <text:list-item>
          <text:p text:style-name="P9">Data Lake</text:p>
        </text:list-item>
        <text:list-item>
          <text:p text:style-name="P9">Managed Open-Source Services</text:p>
        </text:list-item>
        <text:list-item>
          <text:p text:style-name="P9">Data Catalog</text:p>
        </text:list-item>
      </text:list>
      <text:p text:style-name="Text_20_body"><text:span text:style-name="Strong_20_Emphasis">Página 9: DATA To INNOVATE</text:span><text:line-break/>DATA<text:line-break/><text:soft-page-break/>To<text:line-break/>INNOVATE<text:line-break/>Easy access to all data</text:p>
      <text:p text:style-name="Text_20_body"><text:span text:style-name="Strong_20_Emphasis">Página 10: [DIAGRAMA - Conectar y Curar Datos]</text:span></text:p>
      <text:h text:style-name="Heading_20_1" text:outline-level="1">Connecting and Curating Data for Business Outcomes</text:h>
      <text:list text:style-name="L9">
        <text:list-item>
          <text:p text:style-name="P10"><text:span text:style-name="Strong_20_Emphasis">Sources</text:span></text:p>
          <text:list>
            <text:list-item>
              <text:p text:style-name="P10">Operational Databases</text:p>
            </text:list-item>
            <text:list-item>
              <text:p text:style-name="P10">Enterprise Applications</text:p>
            </text:list-item>
            <text:list-item>
              <text:p text:style-name="P10">Media</text:p>
            </text:list-item>
            <text:list-item>
              <text:p text:style-name="P10">D, AC, O</text:p>
            </text:list-item>
            <text:list-item>
              <text:p text:style-name="P10">Energy Sensors</text:p>
            </text:list-item>
          </text:list>
        </text:list-item>
        <text:list-item>
          <text:p text:style-name="P10"><text:span text:style-name="Strong_20_Emphasis">How to run and maintain</text:span></text:p>
        </text:list-item>
        <text:list-item>
          <text:p text:style-name="P10"><text:span text:style-name="Strong_20_Emphasis">Efficiently</text:span></text:p>
        </text:list-item>
        <text:list-item>
          <text:p text:style-name="P10"><text:span text:style-name="Strong_20_Emphasis">Quickly</text:span></text:p>
        </text:list-item>
        <text:list-item>
          <text:p text:style-name="P10"><text:span text:style-name="Strong_20_Emphasis">Securely</text:span></text:p>
        </text:list-item>
        <text:list-item>
          <text:p text:style-name="P10"><text:span text:style-name="Strong_20_Emphasis">Outcomes</text:span></text:p>
          <text:list>
            <text:list-item>
              <text:p text:style-name="P10">Fraud Prevention Customer $60 Recommendations Predictive Maintenance Payment Management Clinical DSS Demand Forecasting Risk Analytics Compliance Safety</text:p>
            </text:list-item>
          </text:list>
        </text:list-item>
      </text:list>
      <text:p text:style-name="Text_20_body"><text:span text:style-name="Strong_20_Emphasis">Página 11: [DIAGRAMA - Solución para Resultados Deseados]</text:span></text:p>
      <text:h text:style-name="Heading_20_1" text:outline-level="1">Connecting and Curating Data for Business Outcomes</text:h>
      <text:list text:style-name="L10">
        <text:list-item>
          <text:p text:style-name="P11"><text:span text:style-name="Strong_20_Emphasis">Sources</text:span></text:p>
          <text:list>
            <text:list-item>
              <text:p text:style-name="P11">Integration</text:p>
            </text:list-item>
            <text:list-item>
              <text:p text:style-name="P11">Persistence and Processing</text:p>
            </text:list-item>
            <text:list-item>
              <text:p text:style-name="P11">Analysis</text:p>
            </text:list-item>
          </text:list>
        </text:list-item>
        <text:list-item>
          <text:p text:style-name="P11"><text:span text:style-name="Strong_20_Emphasis">Operational Databases</text:span></text:p>
          <text:list>
            <text:list-item>
              <text:p text:style-name="P11">Enterprise Applications</text:p>
            </text:list-item>
            <text:list-item>
              <text:p text:style-name="P11">Media</text:p>
            </text:list-item>
            <text:list-item>
              <text:p text:style-name="P11">Events/ Sensors</text:p>
            </text:list-item>
          </text:list>
        </text:list-item>
      </text:list>
      <text:p text:style-name="Horizontal_20_Line"/>
      <text:h text:style-name="Heading_20_2" text:outline-level="2"><text:soft-page-break/>Solution to get the desired outcomes</text:h>
      <text:list text:style-name="L11">
        <text:list-item>
          <text:p text:style-name="P12"><text:span text:style-name="Strong_20_Emphasis">Outcomes</text:span></text:p>
          <text:list>
            <text:list-item>
              <text:p text:style-name="P12">Fraud Prevention</text:p>
            </text:list-item>
            <text:list-item>
              <text:p text:style-name="P12">Customer $60</text:p>
            </text:list-item>
            <text:list-item>
              <text:p text:style-name="P12">Recommendations</text:p>
            </text:list-item>
            <text:list-item>
              <text:p text:style-name="P12">Predictive Maintenance</text:p>
            </text:list-item>
            <text:list-item>
              <text:p text:style-name="P12">Payment Management</text:p>
            </text:list-item>
            <text:list-item>
              <text:p text:style-name="P12">Clinical DSS</text:p>
            </text:list-item>
            <text:list-item>
              <text:p text:style-name="P12">Demand Forecasting</text:p>
            </text:list-item>
            <text:list-item>
              <text:p text:style-name="P12">Risk Analytics</text:p>
            </text:list-item>
            <text:list-item>
              <text:p text:style-name="P12">Compliance Safety</text:p>
            </text:list-item>
          </text:list>
        </text:list-item>
      </text:list>
      <text:p text:style-name="Text_20_body"><text:span text:style-name="Strong_20_Emphasis">Página 12: [DIAGRAMA - Data Warehouse para Datos Estructurados]</text:span></text:p>
      <text:h text:style-name="Heading_20_1" text:outline-level="1">Data Warehouse for Structured Data</text:h>
      <text:h text:style-name="Heading_20_2" text:outline-level="2">Source</text:h>
      <text:list text:style-name="L12">
        <text:list-item>
          <text:p text:style-name="P13">Operational Databases</text:p>
        </text:list-item>
        <text:list-item>
          <text:p text:style-name="P13">Enterprise Applications</text:p>
        </text:list-item>
        <text:list-item>
          <text:p text:style-name="P13">Media</text:p>
        </text:list-item>
        <text:list-item>
          <text:p text:style-name="P13">Events/Sensors</text:p>
        </text:list-item>
      </text:list>
      <text:h text:style-name="Heading_20_2" text:outline-level="2">Integration</text:h>
      <text:list text:style-name="L13">
        <text:list-item>
          <text:p text:style-name="P14">Persistence and Processing</text:p>
        </text:list-item>
        <text:list-item>
          <text:p text:style-name="P14">Autonomous Data Warehouse</text:p>
        </text:list-item>
      </text:list>
      <text:h text:style-name="Heading_20_2" text:outline-level="2">Analysis</text:h>
      <text:list text:style-name="L14">
        <text:list-item>
          <text:p text:style-name="P15">Allows for storing all types of data</text:p>
        </text:list-item>
      </text:list>
      <text:h text:style-name="Heading_20_2" text:outline-level="2">Self Managed</text:h>
      <text:list text:style-name="L15">
        <text:list-item>
          <text:p text:style-name="P16">Analytics</text:p>
        </text:list-item>
        <text:list-item>
          <text:p text:style-name="P16">Platforms</text:p>
        </text:list-item>
        <text:list-item>
          <text:p text:style-name="P16">Automated Data Warehouse</text:p>
        </text:list-item>
      </text:list>
      <text:h text:style-name="Heading_20_2" text:outline-level="2"><text:soft-page-break/>Outcomes</text:h>
      <text:list text:style-name="L16">
        <text:list-item>
          <text:p text:style-name="P17">Fraud Prevention</text:p>
        </text:list-item>
        <text:list-item>
          <text:p text:style-name="P17">Customer 360</text:p>
        </text:list-item>
        <text:list-item>
          <text:p text:style-name="P17">Recommendations</text:p>
        </text:list-item>
        <text:list-item>
          <text:p text:style-name="P17">Predictive Maintenance</text:p>
        </text:list-item>
        <text:list-item>
          <text:p text:style-name="P17">Payment Management</text:p>
        </text:list-item>
        <text:list-item>
          <text:p text:style-name="P17">Clinical DSS</text:p>
        </text:list-item>
        <text:list-item>
          <text:p text:style-name="P17">Demand Forecasting</text:p>
        </text:list-item>
        <text:list-item>
          <text:p text:style-name="P17">Risk Analytics</text:p>
        </text:list-item>
        <text:list-item>
          <text:p text:style-name="P17">Compliance</text:p>
        </text:list-item>
        <text:list-item>
          <text:p text:style-name="P17">Safety</text:p>
        </text:list-item>
      </text:list>
      <text:p text:style-name="Text_20_body"><text:span text:style-name="Strong_20_Emphasis">Página 13: [DIAGRAMA - Object Storage para Datos Semi y No Estructurados]</text:span></text:p>
      <text:h text:style-name="Heading_20_1" text:outline-level="1">Object Storage for Semi- and Unstructured Data (Data Lake)</text:h>
      <text:h text:style-name="Heading_20_2" text:outline-level="2">Source</text:h>
      <text:list text:style-name="L17">
        <text:list-item>
          <text:p text:style-name="P18">Operational Databases</text:p>
        </text:list-item>
        <text:list-item>
          <text:p text:style-name="P18">Enterprise Applications</text:p>
        </text:list-item>
        <text:list-item>
          <text:p text:style-name="P18">Media</text:p>
        </text:list-item>
        <text:list-item>
          <text:p text:style-name="P18">Events/Sensors</text:p>
        </text:list-item>
      </text:list>
      <text:h text:style-name="Heading_20_2" text:outline-level="2">Integration</text:h>
      <text:list text:style-name="L18">
        <text:list-item>
          <text:p text:style-name="P19">Persistence and Processing</text:p>
        </text:list-item>
        <text:list-item>
          <text:p text:style-name="P19">Analysis</text:p>
        </text:list-item>
        <text:list-item>
          <text:p text:style-name="P19">Data Warehouse</text:p>
        </text:list-item>
        <text:list-item>
          <text:p text:style-name="P19">Object Storage Data Lake</text:p>
        </text:list-item>
      </text:list>
      <text:h text:style-name="Heading_20_2" text:outline-level="2">Outcomes</text:h>
      <text:list text:style-name="L19">
        <text:list-item>
          <text:p text:style-name="P20">Fraud Prevention</text:p>
          <text:list>
            <text:list-item>
              <text:p text:style-name="P20">Customer 360</text:p>
            </text:list-item>
            <text:list-item>
              <text:p text:style-name="P20">Recommendations</text:p>
            </text:list-item>
            <text:list-item>
              <text:p text:style-name="P20">Predictive Maintenance</text:p>
            </text:list-item>
            <text:list-item>
              <text:p text:style-name="P20"><text:soft-page-break/>Payment Management</text:p>
            </text:list-item>
            <text:list-item>
              <text:p text:style-name="P20">Clinical DSS</text:p>
            </text:list-item>
            <text:list-item>
              <text:p text:style-name="P20">Demand Forecasting</text:p>
            </text:list-item>
            <text:list-item>
              <text:p text:style-name="P20">Risk Analytics</text:p>
            </text:list-item>
            <text:list-item>
              <text:p text:style-name="P20">Compliance</text:p>
            </text:list-item>
            <text:list-item>
              <text:p text:style-name="P20">Safety</text:p>
            </text:list-item>
          </text:list>
        </text:list-item>
      </text:list>
      <text:p text:style-name="Text_20_body"><text:span text:style-name="Strong_20_Emphasis">Página 14: [DIAGRAMA - Data Lakehouse en OCI]</text:span></text:p>
      <text:h text:style-name="Heading_20_1" text:outline-level="1">Data Lakehouse on OCI</text:h>
      <text:h text:style-name="Heading_20_2" text:outline-level="2">Announcing HeatWave for analytics in MySQL</text:h>
      <text:list text:style-name="L20">
        <text:list-item>
          <text:p text:style-name="P21"><text:span text:style-name="Strong_20_Emphasis">Sources</text:span></text:p>
          <text:list>
            <text:list-item>
              <text:p text:style-name="P21">Integration</text:p>
            </text:list-item>
            <text:list-item>
              <text:p text:style-name="P21">Persistence and Processing</text:p>
            </text:list-item>
            <text:list-item>
              <text:p text:style-name="P21">Analysis</text:p>
            </text:list-item>
            <text:list-item>
              <text:p text:style-name="P21">Outcomes</text:p>
            </text:list-item>
          </text:list>
        </text:list-item>
        <text:list-item>
          <text:p text:style-name="P21"><text:span text:style-name="Strong_20_Emphasis">Operational Databases</text:span></text:p>
          <text:list>
            <text:list-item>
              <text:p text:style-name="P21">Oracle</text:p>
            </text:list-item>
            <text:list-item>
              <text:p text:style-name="P21">GoldenGate</text:p>
            </text:list-item>
            <text:list-item>
              <text:p text:style-name="P21">Autonomous Data Warehouse</text:p>
            </text:list-item>
            <text:list-item>
              <text:p text:style-name="P21">MySQL</text:p>
            </text:list-item>
            <text:list-item>
              <text:p text:style-name="P21">Open Source Apache Kafka...</text:p>
            </text:list-item>
            <text:list-item>
              <text:p text:style-name="P21">Cloud Storage Data Lake</text:p>
            </text:list-item>
            <text:list-item>
              <text:p text:style-name="P21">MySQL</text:p>
            </text:list-item>
            <text:list-item>
              <text:p text:style-name="P21">Open Source Spark Space</text:p>
            </text:list-item>
          </text:list>
        </text:list-item>
        <text:list-item>
          <text:p text:style-name="P21"><text:span text:style-name="Strong_20_Emphasis">Enterprise Applications</text:span></text:p>
          <text:list>
            <text:list-item>
              <text:p text:style-name="P21">Oracle</text:p>
            </text:list-item>
            <text:list-item>
              <text:p text:style-name="P21">Data Integration</text:p>
            </text:list-item>
            <text:list-item>
              <text:p text:style-name="P21">Autonomous Data Warehouse</text:p>
            </text:list-item>
            <text:list-item>
              <text:p text:style-name="P21">MySQL</text:p>
            </text:list-item>
            <text:list-item>
              <text:p text:style-name="P21">Open Source Spark Space</text:p>
            </text:list-item>
          </text:list>
        </text:list-item>
        <text:list-item>
          <text:p text:style-name="P21"><text:span text:style-name="Strong_20_Emphasis">Media</text:span></text:p>
          <text:list>
            <text:list-item>
              <text:p text:style-name="P21"><text:soft-page-break/>Open Source Apache Kafka...</text:p>
            </text:list-item>
            <text:list-item>
              <text:p text:style-name="P21">Open Source Spark Space</text:p>
            </text:list-item>
          </text:list>
        </text:list-item>
        <text:list-item>
          <text:p text:style-name="P21"><text:span text:style-name="Strong_20_Emphasis">Purtriers</text:span></text:p>
          <text:list>
            <text:list-item>
              <text:p text:style-name="P21">Platforms</text:p>
            </text:list-item>
            <text:list-item>
              <text:p text:style-name="P21">Management Open Source</text:p>
            </text:list-item>
            <text:list-item>
              <text:p text:style-name="P21">Management Open Source</text:p>
            </text:list-item>
          </text:list>
        </text:list-item>
        <text:list-item>
          <text:p text:style-name="P21"><text:span text:style-name="Strong_20_Emphasis">Oracle Analytics Cloud</text:span></text:p>
          <text:list>
            <text:list-item>
              <text:p text:style-name="P21">OCI Data Science</text:p>
            </text:list-item>
            <text:list-item>
              <text:p text:style-name="P21">Platforms</text:p>
            </text:list-item>
            <text:list-item>
              <text:p text:style-name="P21">Platforms</text:p>
            </text:list-item>
          </text:list>
        </text:list-item>
        <text:list-item>
          <text:p text:style-name="P21"><text:span text:style-name="Strong_20_Emphasis">Fraud Prevention</text:span></text:p>
          <text:list>
            <text:list-item>
              <text:p text:style-name="P21">Customer 360</text:p>
            </text:list-item>
            <text:list-item>
              <text:p text:style-name="P21">Recommendations</text:p>
            </text:list-item>
            <text:list-item>
              <text:p text:style-name="P21">Predictive Maintenance</text:p>
            </text:list-item>
            <text:list-item>
              <text:p text:style-name="P21">Payment Management</text:p>
            </text:list-item>
            <text:list-item>
              <text:p text:style-name="P21">Clinical DSS</text:p>
            </text:list-item>
            <text:list-item>
              <text:p text:style-name="P21">Demand Forecasting</text:p>
            </text:list-item>
            <text:list-item>
              <text:p text:style-name="P21">Risk Analytics</text:p>
            </text:list-item>
            <text:list-item>
              <text:p text:style-name="P21">Compliance</text:p>
            </text:list-item>
            <text:list-item>
              <text:p text:style-name="P21">Safety</text:p>
            </text:list-item>
          </text:list>
        </text:list-item>
      </text:list>
      <text:p text:style-name="Text_20_body"><text:span text:style-name="Strong_20_Emphasis">Página 15: [DIAGRAMA - Catálogo de Datos para Gestión de Metadatos]</text:span></text:p>
      <text:h text:style-name="Heading_20_1" text:outline-level="1">Data Lakehouse on OCI</text:h>
      <text:h text:style-name="Heading_20_2" text:outline-level="2">Data Catalog for metadata management</text:h>
      <text:list text:style-name="L21">
        <text:list-item>
          <text:p text:style-name="P22">Sources</text:p>
          <text:list>
            <text:list-item>
              <text:p text:style-name="P22"><text:span text:style-name="Strong_20_Emphasis">Integration</text:span></text:p>
            </text:list-item>
            <text:list-item>
              <text:p text:style-name="P22">Oracle GoldenGate</text:p>
            </text:list-item>
            <text:list-item>
              <text:p text:style-name="P22">Operational Databases</text:p>
              <text:list>
                <text:list-item>
                  <text:p text:style-name="P22">Oracle Data Integration</text:p>
                </text:list-item>
              </text:list>
            </text:list-item>
            <text:list-item>
              <text:p text:style-name="P22">Enterprise Applications</text:p>
              <text:list>
                <text:list-item>
                  <text:p text:style-name="P22">Open source Apache Kafka...</text:p>
                </text:list-item>
              </text:list>
            </text:list-item>
            <text:list-item>
              <text:p text:style-name="P22"><text:soft-page-break/>Media</text:p>
              <text:list>
                <text:list-item>
                  <text:p text:style-name="P22">Partners</text:p>
                </text:list-item>
                <text:list-item>
                  <text:p text:style-name="P22">Platforms</text:p>
                </text:list-item>
                <text:list-item>
                  <text:p text:style-name="P22">Cloud Storage Data Lake</text:p>
                </text:list-item>
                <text:list-item>
                  <text:p text:style-name="P22">Cyber Storage Data Lake</text:p>
                </text:list-item>
                <text:list-item>
                  <text:p text:style-name="P22">Schema - ADW - Table</text:p>
                </text:list-item>
              </text:list>
            </text:list-item>
          </text:list>
        </text:list-item>
        <text:list-item>
          <text:p text:style-name="P22"><text:span text:style-name="Strong_20_Emphasis">Persistence and Processing</text:span></text:p>
          <text:list>
            <text:list-item>
              <text:p text:style-name="P22"><text:span text:style-name="Strong_20_Emphasis">Analysis</text:span></text:p>
            </text:list-item>
            <text:list-item>
              <text:p text:style-name="P22">Oracle Analytics Cloud</text:p>
            </text:list-item>
            <text:list-item>
              <text:p text:style-name="P22">OCI Data Science</text:p>
            </text:list-item>
            <text:list-item>
              <text:p text:style-name="P22">OCI Data Science</text:p>
            </text:list-item>
            <text:list-item>
              <text:p text:style-name="P22">Partners</text:p>
            </text:list-item>
            <text:list-item>
              <text:p text:style-name="P22">Outcomes</text:p>
            </text:list-item>
            <text:list-item>
              <text:p text:style-name="P22">Fraud Prevention</text:p>
            </text:list-item>
            <text:list-item>
              <text:p text:style-name="P22">Customer 360</text:p>
            </text:list-item>
            <text:list-item>
              <text:p text:style-name="P22">Recommendations</text:p>
            </text:list-item>
            <text:list-item>
              <text:p text:style-name="P22">Predictive Maintenance</text:p>
            </text:list-item>
            <text:list-item>
              <text:p text:style-name="P22">Payment Management</text:p>
            </text:list-item>
            <text:list-item>
              <text:p text:style-name="P22">Clinical DSS</text:p>
            </text:list-item>
            <text:list-item>
              <text:p text:style-name="P22">Demand Forecasting</text:p>
            </text:list-item>
            <text:list-item>
              <text:p text:style-name="P22">Risk Analytics</text:p>
            </text:list-item>
            <text:list-item>
              <text:p text:style-name="P22">Compliance Safety</text:p>
            </text:list-item>
          </text:list>
        </text:list-item>
      </text:list>
      <text:p text:style-name="Text_20_body"><text:span text:style-name="Strong_20_Emphasis">Página 16: [DIAGRAMA - Catálogo de Datos para Gestión de Metadatos]</text:span></text:p>
      <text:h text:style-name="Heading_20_1" text:outline-level="1">Data Lakehouse on OCI</text:h>
      <text:h text:style-name="Heading_20_2" text:outline-level="2">Data Catalog for metadata management</text:h>
      <text:list text:style-name="L22">
        <text:list-item>
          <text:p text:style-name="P23">Sources</text:p>
          <text:list>
            <text:list-item>
              <text:p text:style-name="P23">Integration</text:p>
            </text:list-item>
            <text:list-item>
              <text:p text:style-name="P23">Persistence and Processing</text:p>
            </text:list-item>
            <text:list-item>
              <text:p text:style-name="P23">Analysis</text:p>
            </text:list-item>
            <text:list-item>
              <text:p text:style-name="P23">Outcomes</text:p>
            </text:list-item>
          </text:list>
        </text:list-item>
        <text:list-item>
          <text:p text:style-name="P23"><text:soft-page-break/>Operational Databases</text:p>
          <text:list>
            <text:list-item>
              <text:p text:style-name="P23">Oracle GoldenGate</text:p>
            </text:list-item>
            <text:list-item>
              <text:p text:style-name="P23">Autonomous Data Warehouse</text:p>
            </text:list-item>
            <text:list-item>
              <text:p text:style-name="P23">MySQL Healthcare</text:p>
            </text:list-item>
            <text:list-item>
              <text:p text:style-name="P23">Oracle Analytics Cloud</text:p>
            </text:list-item>
            <text:list-item>
              <text:p text:style-name="P23">Fraud Prevention</text:p>
            </text:list-item>
            <text:list-item>
              <text:p text:style-name="P23">Customer 360</text:p>
            </text:list-item>
            <text:list-item>
              <text:p text:style-name="P23">Recommendations</text:p>
            </text:list-item>
            <text:list-item>
              <text:p text:style-name="P23">Predictive Maintenance</text:p>
            </text:list-item>
            <text:list-item>
              <text:p text:style-name="P23">Payment Management</text:p>
            </text:list-item>
            <text:list-item>
              <text:p text:style-name="P23">Clinical DSS</text:p>
            </text:list-item>
            <text:list-item>
              <text:p text:style-name="P23">Demand Forecasting</text:p>
            </text:list-item>
            <text:list-item>
              <text:p text:style-name="P23">Risk Analytics</text:p>
            </text:list-item>
            <text:list-item>
              <text:p text:style-name="P23">Compliance</text:p>
            </text:list-item>
            <text:list-item>
              <text:p text:style-name="P23">Safety</text:p>
            </text:list-item>
          </text:list>
        </text:list-item>
        <text:list-item>
          <text:p text:style-name="P23">Enterprise Applications</text:p>
          <text:list>
            <text:list-item>
              <text:p text:style-name="P23">Oracle Data Integration</text:p>
            </text:list-item>
            <text:list-item>
              <text:p text:style-name="P23">Open source Apache Kafka...</text:p>
            </text:list-item>
            <text:list-item>
              <text:p text:style-name="P23">Azure</text:p>
            </text:list-item>
            <text:list-item>
              <text:p text:style-name="P23">Cloud Storage Data Lake</text:p>
            </text:list-item>
            <text:list-item>
              <text:p text:style-name="P23">Data Catalog</text:p>
            </text:list-item>
          </text:list>
        </text:list-item>
        <text:list-item>
          <text:p text:style-name="P23">Media</text:p>
          <text:list>
            <text:list-item>
              <text:p text:style-name="P23">Partners</text:p>
            </text:list-item>
            <text:list-item>
              <text:p text:style-name="P23">Partner's</text:p>
            </text:list-item>
          </text:list>
        </text:list-item>
      </text:list>
      <text:p text:style-name="Horizontal_20_Line"/>
      <text:h text:style-name="Heading_20_2" text:outline-level="2">Will be able to access</text:h>
      <text:p text:style-name="Text_20_body"><text:span text:style-name="Strong_20_Emphasis">Página 17: Integración del Catálogo de Datos con Autonomous Database</text:span></text:p>
      <text:h text:style-name="Heading_20_1" text:outline-level="1">Data Catalog Integrates with Autonomous Database</text:h>
      <text:p text:style-name="Text_20_body">Autonomous Database both a Data Catalog source and consumer</text:p>
      <text:list text:style-name="L23">
        <text:list-item>
          <text:p text:style-name="P24"><text:soft-page-break/>Data Catalog is the source of truth for Object Store metadata.</text:p>
          <text:list>
            <text:list-item>
              <text:p text:style-name="P24">Harvest object storage to derive schemas</text:p>
            </text:list-item>
            <text:list-item>
              <text:p text:style-name="P24">Manage business glossary, terms, and tags</text:p>
            </text:list-item>
            <text:list-item>
              <text:p text:style-name="P24">Discover data using powerful search</text:p>
            </text:list-item>
          </text:list>
        </text:list-item>
      </text:list>
      <text:p text:style-name="Horizontal_20_Line"/>
      <text:p text:style-name="Text_20_body"><text:span text:style-name="Strong_20_Emphasis">Data Catalog</text:span><text:line-break/>Object Storage<text:line-break/>Autonomous Database(s)</text:p>
      <text:p text:style-name="Text_20_body"><text:span text:style-name="Strong_20_Emphasis">Página 18: [DIAGRAMA - Procesamiento Spark sin Servidor: Data Flow]</text:span></text:p>
      <text:h text:style-name="Heading_20_1" text:outline-level="1">Data Lakehouse on OCI</text:h>
      <text:h text:style-name="Heading_20_2" text:outline-level="2">New serverless Spark processing: Data Flow</text:h>
      <text:list text:style-name="L24">
        <text:list-item>
          <text:p text:style-name="P25"><text:span text:style-name="Strong_20_Emphasis">Sources</text:span></text:p>
          <text:list>
            <text:list-item>
              <text:p text:style-name="P25">Integration</text:p>
            </text:list-item>
            <text:list-item>
              <text:p text:style-name="P25">Persistence and Processing</text:p>
            </text:list-item>
            <text:list-item>
              <text:p text:style-name="P25">Analysis</text:p>
            </text:list-item>
            <text:list-item>
              <text:p text:style-name="P25">Outcomes</text:p>
            </text:list-item>
          </text:list>
        </text:list-item>
        <text:list-item>
          <text:p text:style-name="P25"><text:span text:style-name="Strong_20_Emphasis">Operational Databases</text:span></text:p>
          <text:list>
            <text:list-item>
              <text:p text:style-name="P25">Oracle</text:p>
            </text:list-item>
            <text:list-item>
              <text:p text:style-name="P25">GoldenGate</text:p>
            </text:list-item>
            <text:list-item>
              <text:p text:style-name="P25">Oracle Analytics Cloud</text:p>
            </text:list-item>
            <text:list-item>
              <text:p text:style-name="P25">Oracle Analytics Cloud</text:p>
            </text:list-item>
            <text:list-item>
              <text:p text:style-name="P25">Oracle Analytics Cloud</text:p>
            </text:list-item>
            <text:list-item>
              <text:p text:style-name="P25">Oracle Analytics Cloud</text:p>
            </text:list-item>
            <text:list-item>
              <text:p text:style-name="P25">Oracle Analytics Cloud</text:p>
            </text:list-item>
          </text:list>
        </text:list-item>
        <text:list-item>
          <text:p text:style-name="P25"><text:span text:style-name="Strong_20_Emphasis">Enterprise Applications</text:span></text:p>
          <text:list>
            <text:list-item>
              <text:p text:style-name="P25">Open source</text:p>
            </text:list-item>
            <text:list-item>
              <text:p text:style-name="P25">Apache Kafka...</text:p>
            </text:list-item>
            <text:list-item>
              <text:p text:style-name="P25">Open Source</text:p>
            </text:list-item>
            <text:list-item>
              <text:p text:style-name="P25">Open Source</text:p>
            </text:list-item>
            <text:list-item>
              <text:p text:style-name="P25">Open Source</text:p>
            </text:list-item>
            <text:list-item>
              <text:p text:style-name="P25">Open Source</text:p>
            </text:list-item>
            <text:list-item>
              <text:p text:style-name="P25"><text:soft-page-break/>Open Source</text:p>
            </text:list-item>
          </text:list>
        </text:list-item>
        <text:list-item>
          <text:p text:style-name="P25"><text:span text:style-name="Strong_20_Emphasis">Media</text:span></text:p>
          <text:list>
            <text:list-item>
              <text:p text:style-name="P25">Partners</text:p>
            </text:list-item>
            <text:list-item>
              <text:p text:style-name="P25">Partners</text:p>
            </text:list-item>
            <text:list-item>
              <text:p text:style-name="P25">Partners</text:p>
            </text:list-item>
            <text:list-item>
              <text:p text:style-name="P25">Partners</text:p>
            </text:list-item>
          </text:list>
        </text:list-item>
        <text:list-item>
          <text:p text:style-name="P25"><text:span text:style-name="Strong_20_Emphasis">Data Flow</text:span></text:p>
          <text:list>
            <text:list-item>
              <text:p text:style-name="P25">Object Storage</text:p>
            </text:list-item>
            <text:list-item>
              <text:p text:style-name="P25">Data Lake</text:p>
            </text:list-item>
            <text:list-item>
              <text:p text:style-name="P25">Data Catalog</text:p>
            </text:list-item>
            <text:list-item>
              <text:p text:style-name="P25">Data Catalog</text:p>
            </text:list-item>
            <text:list-item>
              <text:p text:style-name="P25">Data Catalog</text:p>
            </text:list-item>
            <text:list-item>
              <text:p text:style-name="P25">Data Catalog</text:p>
            </text:list-item>
          </text:list>
        </text:list-item>
        <text:list-item>
          <text:p text:style-name="P25"><text:span text:style-name="Strong_20_Emphasis">OCI Data Science</text:span></text:p>
          <text:list>
            <text:list-item>
              <text:p text:style-name="P25">OCI Data Science</text:p>
            </text:list-item>
            <text:list-item>
              <text:p text:style-name="P25">OCI Data Science</text:p>
            </text:list-item>
            <text:list-item>
              <text:p text:style-name="P25">OCI Data Science</text:p>
            </text:list-item>
            <text:list-item>
              <text:p text:style-name="P25">OCI Data Science</text:p>
            </text:list-item>
            <text:list-item>
              <text:p text:style-name="P25">OCI Data Science</text:p>
            </text:list-item>
          </text:list>
        </text:list-item>
        <text:list-item>
          <text:p text:style-name="P25"><text:span text:style-name="Strong_20_Emphasis">Fraud Prevention</text:span></text:p>
          <text:list>
            <text:list-item>
              <text:p text:style-name="P25">Customer 360</text:p>
            </text:list-item>
            <text:list-item>
              <text:p text:style-name="P25">Recommendations</text:p>
            </text:list-item>
            <text:list-item>
              <text:p text:style-name="P25">Predictive Maintenance</text:p>
            </text:list-item>
            <text:list-item>
              <text:p text:style-name="P25">Payment Management</text:p>
            </text:list-item>
            <text:list-item>
              <text:p text:style-name="P25">Clinical DSS</text:p>
            </text:list-item>
            <text:list-item>
              <text:p text:style-name="P25">Demand Forecasting</text:p>
            </text:list-item>
            <text:list-item>
              <text:p text:style-name="P25">Risk Analytics</text:p>
            </text:list-item>
            <text:list-item>
              <text:p text:style-name="P25">Compliance</text:p>
            </text:list-item>
            <text:list-item>
              <text:p text:style-name="P25">Safety</text:p>
            </text:list-item>
          </text:list>
        </text:list-item>
      </text:list>
      <text:p text:style-name="Text_20_body"><text:span text:style-name="Strong_20_Emphasis">Página 19: [DIAGRAMA - Procesamiento Spark sin Servidor: Data Flow]</text:span></text:p>
      <text:h text:style-name="Heading_20_1" text:outline-level="1"><text:soft-page-break/>Data Lakehouse on OCI</text:h>
      <text:h text:style-name="Heading_20_2" text:outline-level="2">New serverless Spark processing: Data Flow</text:h>
      <text:h text:style-name="Heading_20_3" text:outline-level="3">Sources</text:h>
      <text:list text:style-name="L25">
        <text:list-item>
          <text:p text:style-name="P26"><text:span text:style-name="Strong_20_Emphasis">Integration</text:span></text:p>
          <text:list>
            <text:list-item>
              <text:p text:style-name="P26">Oracle GoldenGate</text:p>
            </text:list-item>
            <text:list-item>
              <text:p text:style-name="P26">Operational Databases</text:p>
              <text:list>
                <text:list-item>
                  <text:p text:style-name="P26">Oracle Data Integration</text:p>
                </text:list-item>
              </text:list>
            </text:list-item>
            <text:list-item>
              <text:p text:style-name="P26">Enterprise Applications</text:p>
              <text:list>
                <text:list-item>
                  <text:p text:style-name="P26">Open source Apache Kafka...</text:p>
                </text:list-item>
              </text:list>
            </text:list-item>
            <text:list-item>
              <text:p text:style-name="P26">Media</text:p>
              <text:list>
                <text:list-item>
                  <text:p text:style-name="P26">Partners</text:p>
                </text:list-item>
              </text:list>
            </text:list-item>
            <text:list-item>
              <text:p text:style-name="P26">Events/Sensors</text:p>
            </text:list-item>
          </text:list>
        </text:list-item>
      </text:list>
      <text:h text:style-name="Heading_20_3" text:outline-level="3">Persistence and Processing</text:h>
      <text:list text:style-name="L26">
        <text:list-item>
          <text:p text:style-name="P27"><text:span text:style-name="Strong_20_Emphasis">Write, decode and execute code</text:span></text:p>
          <text:list>
            <text:list-item>
              <text:p text:style-name="P27">Autonomous Data Warehouse</text:p>
            </text:list-item>
            <text:list-item>
              <text:p text:style-name="P27">Object Storage Data Lake</text:p>
            </text:list-item>
            <text:list-item>
              <text:p text:style-name="P27">Managed Open Source</text:p>
            </text:list-item>
            <text:list-item>
              <text:p text:style-name="P27">Analytics Cloud</text:p>
            </text:list-item>
            <text:list-item>
              <text:p text:style-name="P27">MySQL HeatWave</text:p>
            </text:list-item>
            <text:list-item>
              <text:p text:style-name="P27">Data Catalog</text:p>
            </text:list-item>
            <text:list-item>
              <text:p text:style-name="P27">Partners</text:p>
            </text:list-item>
          </text:list>
        </text:list-item>
      </text:list>
      <text:h text:style-name="Heading_20_3" text:outline-level="3">Analysis</text:h>
      <text:list text:style-name="L27">
        <text:list-item>
          <text:p text:style-name="P28"><text:span text:style-name="Strong_20_Emphasis">Outcomes</text:span></text:p>
          <text:list>
            <text:list-item>
              <text:p text:style-name="P28">Oracle Analytics Cloud</text:p>
            </text:list-item>
            <text:list-item>
              <text:p text:style-name="P28">OCI Data Science</text:p>
            </text:list-item>
            <text:list-item>
              <text:p text:style-name="P28">Partner</text:p>
            </text:list-item>
            <text:list-item>
              <text:p text:style-name="P28">Platform</text:p>
            </text:list-item>
            <text:list-item>
              <text:p text:style-name="P28">Software</text:p>
            </text:list-item>
            <text:list-item>
              <text:p text:style-name="P28">Sales</text:p>
            </text:list-item>
            <text:list-item>
              <text:p text:style-name="P28">Customer</text:p>
            </text:list-item>
            <text:list-item>
              <text:p text:style-name="P28"><text:soft-page-break/>Productive Maintenance</text:p>
            </text:list-item>
            <text:list-item>
              <text:p text:style-name="P28">Payment Management</text:p>
            </text:list-item>
            <text:list-item>
              <text:p text:style-name="P28">Clinical DSS</text:p>
            </text:list-item>
            <text:list-item>
              <text:p text:style-name="P28">Demand Forecasting</text:p>
            </text:list-item>
            <text:list-item>
              <text:p text:style-name="P28">Risk Analytics</text:p>
            </text:list-item>
            <text:list-item>
              <text:p text:style-name="P28">Compliance</text:p>
            </text:list-item>
            <text:list-item>
              <text:p text:style-name="P28">Safety</text:p>
            </text:list-item>
          </text:list>
        </text:list-item>
      </text:list>
      <text:p text:style-name="Text_20_body"><text:span text:style-name="Strong_20_Emphasis">Página 20: [DIAGRAMA - Data Lakehouse en OCI]</text:span></text:p>
      <text:h text:style-name="Heading_20_1" text:outline-level="1">Data Lakehouse on OCI</text:h>
      <text:p text:style-name="Text_20_body">Automated, integrated, and secure for faster insights from all data</text:p>
      <text:h text:style-name="Heading_20_2" text:outline-level="2">Sources</text:h>
      <text:list text:style-name="L28">
        <text:list-item>
          <text:p text:style-name="P29"><text:span text:style-name="Strong_20_Emphasis">Integration</text:span></text:p>
          <text:list>
            <text:list-item>
              <text:p text:style-name="P29">Oracle GoldenGate</text:p>
            </text:list-item>
            <text:list-item>
              <text:p text:style-name="P29">Operational Databases</text:p>
              <text:list>
                <text:list-item>
                  <text:p text:style-name="P29">Oracle Data Integration</text:p>
                </text:list-item>
              </text:list>
            </text:list-item>
            <text:list-item>
              <text:p text:style-name="P29">Enterprise Applications</text:p>
              <text:list>
                <text:list-item>
                  <text:p text:style-name="P29">Open source Apache Kafka...</text:p>
                </text:list-item>
              </text:list>
            </text:list-item>
            <text:list-item>
              <text:p text:style-name="P29">Media</text:p>
              <text:list>
                <text:list-item>
                  <text:p text:style-name="P29">Partners</text:p>
                </text:list-item>
              </text:list>
            </text:list-item>
            <text:list-item>
              <text:p text:style-name="P29">Events/Sensors</text:p>
            </text:list-item>
          </text:list>
        </text:list-item>
      </text:list>
      <text:h text:style-name="Heading_20_2" text:outline-level="2">Persistence and Processing</text:h>
      <text:list text:style-name="L29">
        <text:list-item>
          <text:p text:style-name="P30"><text:span text:style-name="Strong_20_Emphasis">Data Lakehouse</text:span></text:p>
          <text:list>
            <text:list-item>
              <text:p text:style-name="P30">Autonomous Data Warehouse</text:p>
            </text:list-item>
            <text:list-item>
              <text:p text:style-name="P30">MySQL HeatWave</text:p>
            </text:list-item>
            <text:list-item>
              <text:p text:style-name="P30">Object Storage Data Lake</text:p>
            </text:list-item>
            <text:list-item>
              <text:p text:style-name="P30">Managed Open Source</text:p>
            </text:list-item>
            <text:list-item>
              <text:p text:style-name="P30">Azure</text:p>
            </text:list-item>
            <text:list-item>
              <text:p text:style-name="P30">Data Catalog</text:p>
            </text:list-item>
            <text:list-item>
              <text:p text:style-name="P30">Partners</text:p>
            </text:list-item>
          </text:list>
        </text:list-item>
      </text:list>
      <text:h text:style-name="Heading_20_2" text:outline-level="2"><text:soft-page-break/>Analysis</text:h>
      <text:list text:style-name="L30">
        <text:list-item>
          <text:p text:style-name="P31"><text:span text:style-name="Strong_20_Emphasis">Analysis</text:span></text:p>
          <text:list>
            <text:list-item>
              <text:p text:style-name="P31">Oracle Analytics Cloud</text:p>
            </text:list-item>
            <text:list-item>
              <text:p text:style-name="P31">OCI Data Science</text:p>
            </text:list-item>
            <text:list-item>
              <text:p text:style-name="P31">Data Catalog</text:p>
            </text:list-item>
            <text:list-item>
              <text:p text:style-name="P31">Partners</text:p>
            </text:list-item>
          </text:list>
        </text:list-item>
      </text:list>
      <text:h text:style-name="Heading_20_2" text:outline-level="2">Outcomes</text:h>
      <text:list text:style-name="L31">
        <text:list-item>
          <text:p text:style-name="P32"><text:span text:style-name="Strong_20_Emphasis">Fraud Prevention</text:span></text:p>
          <text:list>
            <text:list-item>
              <text:p text:style-name="P32">Customer 360</text:p>
            </text:list-item>
            <text:list-item>
              <text:p text:style-name="P32">Recommendations</text:p>
            </text:list-item>
            <text:list-item>
              <text:p text:style-name="P32">Predictive Maintenance</text:p>
            </text:list-item>
            <text:list-item>
              <text:p text:style-name="P32">Payment Management</text:p>
            </text:list-item>
            <text:list-item>
              <text:p text:style-name="P32">Clinical DSS</text:p>
            </text:list-item>
            <text:list-item>
              <text:p text:style-name="P32">Demand Forecasting</text:p>
            </text:list-item>
            <text:list-item>
              <text:p text:style-name="P32">Risk Analytics</text:p>
            </text:list-item>
            <text:list-item>
              <text:p text:style-name="P32">Compliance Safety</text:p>
            </text:list-item>
          </text:list>
        </text:list-item>
      </text:list>
      <text:p text:style-name="Text_20_body"><text:span text:style-name="Strong_20_Emphasis">Página 21: Data Lakehouse en OCI</text:span></text:p>
      <text:h text:style-name="Heading_20_1" text:outline-level="1">Data Lakehouse on OCI</text:h>
      <text:p text:style-name="Text_20_body"><text:span text:style-name="Strong_20_Emphasis">Open and collaborative approach</text:span></text:p>
      <text:list text:style-name="L32">
        <text:list-item>
          <text:p text:style-name="P33">Stores all data</text:p>
        </text:list-item>
        <text:list-item>
          <text:p text:style-name="P33">Accelerate solution development</text:p>
        </text:list-item>
      </text:list>
      <text:p text:style-name="Text_20_body"><text:span text:style-name="Strong_20_Emphasis">Páginas 22-24: [Vacías]</text:span></text:p>
      <text:p text:style-name="Horizontal_20_Line"/>
      <text:h text:style-name="Heading_20_3" text:outline-level="3"><text:span text:style-name="Strong_20_Emphasis">Documento 6.2: Oracle Machine Learning Overview</text:span></text:h>
      <text:p text:style-name="Text_20_body"><text:span text:style-name="Strong_20_Emphasis">Página 1: Portada</text:span><text:line-break/>ORACLE<text:line-break/>University<text:line-break/>Oracle Machine Learning<text:line-break/>Overview</text:p>
      <text:p text:style-name="Text_20_body"><text:span text:style-name="Strong_20_Emphasis">Página 2: Solución Basada en la Nube para Analytics</text:span><text:line-break/>Cloud-Based Solution<text:line-break/><text:soft-page-break/>for Analytics<text:line-break/>Data is consolidated into one system and is available for reporting.</text:p>
      <text:p text:style-name="Horizontal_20_Line"/>
      <text:h text:style-name="Heading_20_3" text:outline-level="3">1 Frontes</text:h>
      <text:p text:style-name="Text_20_body">On-premises enterprise data warehouse</text:p>
      <text:p text:style-name="Text_20_body"><text:span text:style-name="Strong_20_Emphasis">Página 3: [CONVERSACIÓN - Escenario de Implementación]</text:span><text:line-break/>Welcome aboard, Jake.<text:line-break/>You're going to help us implement a cloud solution for our analytical requirements.<text:line-break/>Steve<text:line-break/>Chief Data Scientist<text:line-break/>You've made the right decision, Steve.<text:line-break/>Oracle Machine Learning would be the perfect solution to deliver what you need.<text:line-break/>Jake<text:line-break/>Cloud Technology Architect</text:p>
      <text:p text:style-name="Text_20_body"><text:span text:style-name="Strong_20_Emphasis">Página 4: Visión General de OML</text:span><text:line-break/>Oracle Machine Learning (OML)<text:line-break/>Overview<text:line-break/>Oracle<text:line-break/>Autonomous<text:line-break/>Database</text:p>
      <text:p text:style-name="Text_20_body"><text:span text:style-name="Strong_20_Emphasis">Página 5: Colaboración</text:span></text:p>
      <text:h text:style-name="Heading_20_1" text:outline-level="1">Collaborate</text:h>
      <text:p text:style-name="Text_20_body"><text:span text:style-name="Strong_20_Emphasis">Oracle AI and ML-Driven Environment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Analyze and Report</text:p>
            </table:table-cell>
            <table:table-cell table:style-name="Table1.A1" office:value-type="string">
              <text:p text:style-name="Table_20_Heading">Deploy</text:p>
            </table:table-cell>
          </table:table-row>
        </table:table-header-rows>
        <table:table-row>
          <table:table-cell table:style-name="Table1.A1" office:value-type="string">
            <text:p text:style-name="Table_20_Contents">Machine learning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and AI are key to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analytics in every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industry.</text:p>
          </table:table-cell>
          <table:table-cell table:style-name="Table1.A1" office:value-type="string">
            <text:p text:style-name="P1"/>
          </table:table-cell>
        </table:table-row>
      </table:table>
      <text:p text:style-name="Text_20_body"><text:span text:style-name="Strong_20_Emphasis">Página 6: Flujo Básico de Machine Learning</text:span></text:p>
      <text:h text:style-name="Heading_20_1" text:outline-level="1">Basic Machine Learning Flow</text:h>
      <text:list text:style-name="L33">
        <text:list-item>
          <text:p text:style-name="P34">Define project</text:p>
        </text:list-item>
        <text:list-item>
          <text:p text:style-name="P34">Prepare data set</text:p>
        </text:list-item>
        <text:list-item>
          <text:p text:style-name="P34">Build ML model</text:p>
        </text:list-item>
        <text:list-item>
          <text:p text:style-name="P34">Use ML model for scoring</text:p>
        </text:list-item>
        <text:list-item>
          <text:p text:style-name="P34">Deploy model in production</text:p>
        </text:list-item>
      </text:list>
      <text:p text:style-name="Text_20_body"><text:soft-page-break/><text:span text:style-name="Strong_20_Emphasis">Página 7: Introducción a OML</text:span></text:p>
      <text:h text:style-name="Heading_20_1" text:outline-level="1">OML: Introduction</text:h>
      <text:p text:style-name="Text_20_body">Enhanced performance and scalability<text:line-break/>Simpler solution architecture and management<text:line-break/>Empower a broader range of users with machine learning<text:line-break/>Simple pricing structure</text:p>
      <text:p text:style-name="Text_20_body"><text:span text:style-name="Strong_20_Emphasis">Página 8: Casos de Uso Horizontales de Machine Learning</text:span></text:p>
      <text:h text:style-name="Heading_20_1" text:outline-level="1">Machine Learning: Horizontal Use Cases</text:h>
      <text:h text:style-name="Heading_20_2" text:outline-level="2">Customers</text:h>
      <text:list text:style-name="L34">
        <text:list-item>
          <text:p text:style-name="P35">Segmentation</text:p>
        </text:list-item>
        <text:list-item>
          <text:p text:style-name="P35">Loyalty</text:p>
        </text:list-item>
        <text:list-item>
          <text:p text:style-name="P35">Lifetime value</text:p>
        </text:list-item>
        <text:list-item>
          <text:p text:style-name="P35">Retention/churn</text:p>
        </text:list-item>
        <text:list-item>
          <text:p text:style-name="P35">Acquisition</text:p>
        </text:list-item>
        <text:list-item>
          <text:p text:style-name="P35">Lead generation and prioritization</text:p>
        </text:list-item>
        <text:list-item>
          <text:p text:style-name="P35">Factors of best customers</text:p>
        </text:list-item>
        <text:list-item>
          <text:p text:style-name="P35">Invoice anomaly detection</text:p>
        </text:list-item>
        <text:list-item>
          <text:p text:style-name="P35">Fraud detection</text:p>
        </text:list-item>
      </text:list>
      <text:h text:style-name="Heading_20_2" text:outline-level="2">Products</text:h>
      <text:list text:style-name="L35">
        <text:list-item>
          <text:p text:style-name="P36">Next best offer</text:p>
        </text:list-item>
        <text:list-item>
          <text:p text:style-name="P36">Cross-sell</text:p>
        </text:list-item>
        <text:list-item>
          <text:p text:style-name="P36">Upsell</text:p>
        </text:list-item>
        <text:list-item>
          <text:p text:style-name="P36">Product bundling</text:p>
        </text:list-item>
        <text:list-item>
          <text:p text:style-name="P36">Demand forecasting</text:p>
        </text:list-item>
        <text:list-item>
          <text:p text:style-name="P36">Inventory forecasting</text:p>
        </text:list-item>
        <text:list-item>
          <text:p text:style-name="P36">Revenue prediction</text:p>
        </text:list-item>
      </text:list>
      <text:h text:style-name="Heading_20_2" text:outline-level="2">Equipment</text:h>
      <text:list text:style-name="L36">
        <text:list-item>
          <text:p text:style-name="P37">Predictive maintenance</text:p>
        </text:list-item>
        <text:list-item>
          <text:p text:style-name="P37">Root cause analysis</text:p>
        </text:list-item>
        <text:list-item>
          <text:p text:style-name="P37"><text:soft-page-break/>Demand forecasting</text:p>
        </text:list-item>
        <text:list-item>
          <text:p text:style-name="P37">Usage and sensor anomaly detection</text:p>
        </text:list-item>
        <text:list-item>
          <text:p text:style-name="P37">Failure risk assessment</text:p>
        </text:list-item>
      </text:list>
      <text:h text:style-name="Heading_20_2" text:outline-level="2">Employees</text:h>
      <text:list text:style-name="L37">
        <text:list-item>
          <text:p text:style-name="P38">Attributes of best employees</text:p>
        </text:list-item>
        <text:list-item>
          <text:p text:style-name="P38">Retention</text:p>
        </text:list-item>
        <text:list-item>
          <text:p text:style-name="P38">Hiring</text:p>
        </text:list-item>
        <text:list-item>
          <text:p text:style-name="P38">Training needs analysis</text:p>
        </text:list-item>
        <text:list-item>
          <text:p text:style-name="P38">Survey feedback sentiment analysis</text:p>
        </text:list-item>
        <text:list-item>
          <text:p text:style-name="P38">Predicting hiring needs</text:p>
        </text:list-item>
      </text:list>
      <text:p text:style-name="Text_20_body"><text:span text:style-name="Strong_20_Emphasis">Página 9: [DIAGRAMA - Casos de Uso y Técnicas de ML]</text:span><text:line-break/>Use Cases and Machine Learning Techniques<text:line-break/>Address important business problems that impact customers, products, operations, and employees<text:line-break/>Classification<text:line-break/>Association Rules<text:line-break/>Product cross-sell and upsell<text:line-break/>Product bundling<text:line-break/>Customer segmentation<text:line-break/>Biological species classification<text:line-break/>Location-based house value analysis</text:p>
      <text:p text:style-name="Text_20_body"><text:span text:style-name="Strong_20_Emphasis">Página 10: Casos de Uso Verticales por Industria</text:span><text:line-break/>Industry: Vertical Use Cases<text:line-break/>Financial services<text:line-break/>Health care and life sciences<text:line-break/>Oil and gas<text:line-break/>Transportation<text:line-break/>Marketing and sales<text:line-break/>Government</text:p>
      <text:p text:style-name="Text_20_body"><text:span text:style-name="Strong_20_Emphasis">Páginas 11-13: [Vacías]</text:span></text:p>
      <text:p text:style-name="Horizontal_20_Line"/>
      <text:h text:style-name="Heading_20_3" text:outline-level="3"><text:span text:style-name="Strong_20_Emphasis">Documento 6.3: Data Mesh Architecture</text:span></text:h>
      <text:p text:style-name="Text_20_body"><text:span text:style-name="Strong_20_Emphasis">Páginas 1, 3: [Vacías]</text:span></text:p>
      <text:p text:style-name="Text_20_body"><text:span text:style-name="Strong_20_Emphasis">Página 2: Compromiso de Oracle con Data Mesh</text:span></text:p>
      <text:h text:style-name="Heading_20_1" text:outline-level="1">Oracle Engagement on Data Mesh</text:h>
      <text:list text:style-name="L38">
        <text:list-item>
          <text:p text:style-name="P39">Thought Leadership</text:p>
        </text:list-item>
        <text:list-item>
          <text:p text:style-name="P39"><text:soft-page-break/>Tools for data products</text:p>
        </text:list-item>
        <text:list-item>
          <text:p text:style-name="P39">Decentralized event-driven architectures</text:p>
        </text:list-item>
        <text:list-item>
          <text:p text:style-name="P39">Streaming patterns</text:p>
        </text:list-item>
      </text:list>
      <text:p text:style-name="Text_20_body"><text:span text:style-name="Strong_20_Emphasis">Página 4: Alcance de los Conceptos de Data Mesh</text:span></text:p>
      <text:h text:style-name="Heading_20_1" text:outline-level="1">Scope of Data Mesh Concepts</text:h>
      <text:h text:style-name="Heading_20_2" text:outline-level="2">Organizational/Systems</text:h>
      <text:list text:style-name="L39">
        <text:list-item>
          <text:p text:style-name="P40"><text:span text:style-name="Strong_20_Emphasis">Strategy: Data Product Thinking</text:span></text:p>
          <text:list>
            <text:list-item>
              <text:p text:style-name="P40">People</text:p>
            </text:list-item>
            <text:list-item>
              <text:p text:style-name="P40">Process</text:p>
            </text:list-item>
            <text:list-item>
              <text:p text:style-name="P40">Technology</text:p>
            </text:list-item>
            <text:list-item>
              <text:p text:style-name="P40">Design Thinking</text:p>
            </text:list-item>
            <text:list-item>
              <text:p text:style-name="P40">New</text:p>
            </text:list-item>
            <text:list-item>
              <text:p text:style-name="P40">Privacy</text:p>
            </text:list-item>
          </text:list>
        </text:list-item>
      </text:list>
      <text:h text:style-name="Heading_20_2" text:outline-level="2">Design Thinking</text:h>
      <text:list text:style-name="L40">
        <text:list-item>
          <text:p text:style-name="P41"><text:span text:style-name="Strong_20_Emphasis">Jobs to be Done Theory</text:span></text:p>
          <text:list>
            <text:list-item>
              <text:p text:style-name="P41">Business domain oriented – catalog, graph, metadata, etc.</text:p>
            </text:list-item>
            <text:list-item>
              <text:p text:style-name="P41">Event-driven, real-time, and streaming</text:p>
            </text:list-item>
          </text:list>
        </text:list-item>
      </text:list>
      <text:p text:style-name="Horizontal_20_Line"/>
      <text:h text:style-name="Heading_20_2" text:outline-level="2">Data Architecture</text:h>
      <text:list text:style-name="L41">
        <text:list-item>
          <text:p text:style-name="P42">Anti-monolith/pro-decentralization</text:p>
        </text:list-item>
        <text:list-item>
          <text:p text:style-name="P42">Business domain oriented – catalog, graph, metadata, etc.</text:p>
        </text:list-item>
        <text:list-item>
          <text:p text:style-name="P42">Event-driven, real-time, and streaming</text:p>
        </text:list-item>
      </text:list>
      <text:p text:style-name="Text_20_body"><text:span text:style-name="Strong_20_Emphasis">Página 5: [DIAGRAMA - Alcance de Conceptos de Data Mesh]</text:span></text:p>
      <text:h text:style-name="Heading_20_1" text:outline-level="1">Scope of Data Mesh Concepts</text:h>
      <text:h text:style-name="Heading_20_2" text:outline-level="2">Organizational/Systems</text:h>
      <text:list text:style-name="L42">
        <text:list-item>
          <text:p text:style-name="P43"><text:span text:style-name="Strong_20_Emphasis">Strategy: Data Product Thinking</text:span></text:p>
        </text:list-item>
        <text:list-item>
          <text:p text:style-name="P43"><text:span text:style-name="Strong_20_Emphasis">Data Architecture</text:span></text:p>
          <text:list>
            <text:list-item>
              <text:p text:style-name="P43"><text:soft-page-break/>Anti-monolith/pro-decentralization</text:p>
            </text:list-item>
            <text:list-item>
              <text:p text:style-name="P43">Business domain oriented – catalog, graph, metadata, etc.</text:p>
            </text:list-item>
            <text:list-item>
              <text:p text:style-name="P43">Event-driven, real-time, and streaming</text:p>
            </text:list-item>
          </text:list>
        </text:list-item>
      </text:list>
      <text:p text:style-name="Horizontal_20_Line"/>
      <text:p text:style-name="Text_20_body"><text:span text:style-name="Strong_20_Emphasis">People</text:span><text:line-break/><text:span text:style-name="Strong_20_Emphasis">Process</text:span><text:line-break/><text:span text:style-name="Strong_20_Emphasis">Technology</text:span><text:line-break/><text:span text:style-name="Strong_20_Emphasis">Reviews</text:span><text:line-break/><text:span text:style-name="Strong_20_Emphasis">Date</text:span><text:line-break/><text:span text:style-name="Strong_20_Emphasis">Design Thinking</text:span><text:line-break/><text:span text:style-name="Strong_20_Emphasis">New</text:span><text:line-break/><text:span text:style-name="Strong_20_Emphasis">Data Attribution</text:span><text:line-break/><text:span text:style-name="Strong_20_Emphasis">Protocol</text:span><text:line-break/><text:span text:style-name="Strong_20_Emphasis">Database Needs</text:span><text:line-break/><text:span text:style-name="Strong_20_Emphasis">User Needs</text:span></text:p>
      <text:p text:style-name="Text_20_body"><text:span text:style-name="Strong_20_Emphasis">Página 6: Capital Digital y Firmas Estelares</text:span><text:line-break/>Digital Capital and Superstar Firms¹<text:line-break/>25%<text:line-break/>of a firm's value is digital capital.<text:line-break/>"Digital capital" refers to factors of production that are 1) complementary to IT assets, but 2) are not otherwise recorded on the balance sheet<text:line-break/>Digital capital quantifies by market value<text:line-break/>Digital capital is more concentrated than any other asset class.<text:line-break/>The most value is concentrated in the top decile of firms by market value.<text:line-break/>Digital capital accumulation predicts firm productivity three years out.</text:p>
      <text:p text:style-name="Text_20_body"><text:span text:style-name="Strong_20_Emphasis">Página 7: [DIAGRAMA - Capital Digital y Firmas Estelares]</text:span><text:line-break/>Digital Capital and Superstar Firms¹<text:line-break/>25%<text:line-break/>Total clarity<text:line-break/>Operational data availability<text:line-break/>Faster innovation cycles<text:line-break/>Reduction in data engineering<text:line-break/>of a firm's value is digital capital.<text:line-break/>"Digital capital" refers to factors of production that are 1) complementary to IT assets, but 2) are not otherwise recorded on the balance sheet<text:line-break/>Digital capital is more concentrated than any other asset class.<text:line-break/>The most value is concentrated in the top decile of firms by market value.<text:line-break/>Digital capital accumulation predicts firm productivity three years out.</text:p>
      <text:p text:style-name="Text_20_body"><text:span text:style-name="Strong_20_Emphasis">Página 8: Economía Oculta de Datos</text:span></text:p>
      <text:h text:style-name="Heading_20_1" text:outline-level="1"><text:soft-page-break/>Hidden Data Economy</text:h>
      <text:list text:style-name="L43">
        <text:list-item>
          <text:p text:style-name="P44">Wide variety of shapes and structures<text:line-break/>Applications Sensors Devices</text:p>
        </text:list-item>
        <text:list-item>
          <text:p text:style-name="P44">Demand side<text:line-break/>Analytics AI</text:p>
        </text:list-item>
      </text:list>
      <text:p text:style-name="Text_20_body"><text:span text:style-name="Strong_20_Emphasis">Página 9: [DIAGRAMA - Economía Oculta de Datos]</text:span></text:p>
      <text:h text:style-name="Heading_20_1" text:outline-level="1">Hidden Data Economy</text:h>
      <text:h text:style-name="Heading_20_2" text:outline-level="2">Websites</text:h>
      <text:h text:style-name="Heading_20_3" text:outline-level="3">Mobile Applications</text:h>
      <text:list text:style-name="L44">
        <text:list-item>
          <text:p text:style-name="P45">Informal Data Economy</text:p>
        </text:list-item>
        <text:list-item>
          <text:p text:style-name="P45">Command Data Economy</text:p>
        </text:list-item>
        <text:list-item>
          <text:p text:style-name="P45">Supply</text:p>
        </text:list-item>
        <text:list-item>
          <text:p text:style-name="P45">Demand</text:p>
        </text:list-item>
      </text:list>
      <text:p text:style-name="Horizontal_20_Line"/>
      <text:p text:style-name="Text_20_body"><text:span text:style-name="Strong_20_Emphasis">Key</text:span></text:p>
      <text:list text:style-name="L45">
        <text:list-item>
          <text:p text:style-name="P46">Application</text:p>
        </text:list-item>
        <text:list-item>
          <text:p text:style-name="P46">Analytic, AI</text:p>
        </text:list-item>
        <text:list-item>
          <text:p text:style-name="P46">Supply-Side Data</text:p>
        </text:list-item>
        <text:list-item>
          <text:p text:style-name="P46">Demand-Side Data</text:p>
        </text:list-item>
        <text:list-item>
          <text:p text:style-name="P46">API</text:p>
        </text:list-item>
        <text:list-item>
          <text:p text:style-name="P46">Point-to-Point Integration</text:p>
        </text:list-item>
      </text:list>
      <text:p text:style-name="Text_20_body"><text:span text:style-name="Strong_20_Emphasis">Página 10: [DIAGRAMA - Economía Oculta de Datos]</text:span></text:p>
      <text:h text:style-name="Heading_20_1" text:outline-level="1">Hidden Data Economy</text:h>
      <text:list text:style-name="L46">
        <text:list-item>
          <text:p text:style-name="P47">Market</text:p>
        </text:list-item>
        <text:list-item>
          <text:p text:style-name="P47">Data Economy</text:p>
        </text:list-item>
        <text:list-item>
          <text:p text:style-name="P47">Informal</text:p>
        </text:list-item>
        <text:list-item>
          <text:p text:style-name="P47">Data Economy</text:p>
        </text:list-item>
        <text:list-item>
          <text:p text:style-name="P47">Command</text:p>
        </text:list-item>
        <text:list-item>
          <text:p text:style-name="P47"><text:soft-page-break/>Data Economy<text:line-break/><text:span text:style-name="Strong_20_Emphasis">Supply</text:span></text:p>
        </text:list-item>
        <text:list-item>
          <text:p text:style-name="P47">Key</text:p>
          <text:list>
            <text:list-item>
              <text:p text:style-name="P47">Application</text:p>
            </text:list-item>
            <text:list-item>
              <text:p text:style-name="P47">Analytic, AI</text:p>
            </text:list-item>
            <text:list-item>
              <text:p text:style-name="P47">Supply-Side Data</text:p>
            </text:list-item>
            <text:list-item>
              <text:p text:style-name="P47">Demand-Side Data</text:p>
            </text:list-item>
            <text:list-item>
              <text:p text:style-name="P47">API</text:p>
            </text:list-item>
            <text:list-item>
              <text:p text:style-name="P47">Point-to-Point Integration</text:p>
            </text:list-item>
          </text:list>
        </text:list-item>
      </text:list>
      <text:p text:style-name="Text_20_body"><text:span text:style-name="Strong_20_Emphasis">Página 11: Consecuencias de la Economía Oculta de Datos</text:span><text:line-break/>What does the hidden data economy lead to?<text:line-break/>DEAD<text:line-break/>DATA CAPITAL<text:line-break/>Trapped in silos<text:line-break/>Labor intensive to repurpose<text:line-break/>Undiscoverable<text:line-break/>Allowed uses unclear</text:p>
      <text:p text:style-name="Text_20_body"><text:span text:style-name="Strong_20_Emphasis">Página 12: Amenazas Gemelas de la Transformación Digital</text:span></text:p>
      <text:h text:style-name="Heading_20_1" text:outline-level="1">Twin Threats of Digital Transformation</text:h>
      <text:p text:style-name="Text_20_body">Loss of competitive advantage<text:line-break/>Legal and reputational damage</text:p>
      <text:p text:style-name="Text_20_body"><text:span text:style-name="Strong_20_Emphasis">Página 13: Estrategia de Datos que Refuerza la Estrategia Competitiva</text:span><text:line-break/>Data Strategy That Reinforces Competitive Strategy<text:line-break/>Competitive Strategy<text:line-break/>Create unique value ______ Value your customer can only get from you in a unique way ______ Through activities your rivals cannot easily copy<text:line-break/>Data Strategy<text:line-break/>Create unique data assets ______ Observations only you possess Use them to enhance uniqueness ______ Differentiation, cost position, or both Protect observer and observed ______ Safeguards for all data stakeholders</text:p>
      <text:p text:style-name="Text_20_body"><text:span text:style-name="Strong_20_Emphasis">Página 14: [DIAGRAMA - Sistemas de Actividad]</text:span></text:p>
      <text:h text:style-name="Heading_20_1" text:outline-level="1">Activity Systems Tie Data Strategy to Competitive Strategy</text:h>
      <text:list text:style-name="L47">
        <text:list-item>
          <text:p text:style-name="P48">No mask</text:p>
        </text:list-item>
        <text:list-item>
          <text:p text:style-name="P48">Limited passenger service</text:p>
        </text:list-item>
        <text:list-item>
          <text:p text:style-name="P48"><text:soft-page-break/>No inspires transfers</text:p>
        </text:list-item>
        <text:list-item>
          <text:p text:style-name="P48">No connections with other airlines</text:p>
        </text:list-item>
        <text:list-item>
          <text:p text:style-name="P48">Contact the airline to confirm that the market does not account for any airport</text:p>
        </text:list-item>
        <text:list-item>
          <text:p text:style-name="P48">Finance, reliable experience</text:p>
        </text:list-item>
        <text:list-item>
          <text:p text:style-name="P48">No seat assignments</text:p>
        </text:list-item>
        <text:list-item>
          <text:p text:style-name="P48">Is-minute gate turnaround</text:p>
        </text:list-item>
        <text:list-item>
          <text:p text:style-name="P48">Limited use of travel agents</text:p>
        </text:list-item>
        <text:list-item>
          <text:p text:style-name="P48">Standardized record (72 aircraft)</text:p>
        </text:list-item>
        <text:list-item>
          <text:p text:style-name="P48">Very low ticket prices</text:p>
        </text:list-item>
        <text:list-item>
          <text:p text:style-name="P48">Mobile union contracts</text:p>
        </text:list-item>
        <text:list-item>
          <text:p text:style-name="P48">Afton, helps producing ground and macrones</text:p>
        </text:list-item>
        <text:list-item>
          <text:p text:style-name="P48">High level of employee stock ownership</text:p>
        </text:list-item>
        <text:list-item>
          <text:p text:style-name="P48">High attraction</text:p>
        </text:list-item>
        <text:list-item>
          <text:p text:style-name="P48">Southwest Airlines' Activity System¹ (1996)<text:line-break/>Can we use predictive maintenance to get to 10-minute turnarounds?<text:line-break/>Sensor data<text:line-break/>Engines, subsystems<text:line-break/>Record data<text:line-break/>Aircraft utilization, repair and maintenance, arrivals and departures<text:line-break/>Anonymize, mask employee records<text:line-break/>Monitor model for performance as planes age</text:p>
        </text:list-item>
      </text:list>
      <text:p text:style-name="Text_20_body"><text:span text:style-name="Strong_20_Emphasis">Página 15: Productos de Datos como Bloques de Construcción</text:span></text:p>
      <text:h text:style-name="Heading_20_1" text:outline-level="1">Data Products, the Building Blocks of Data Strategy</text:h>
      <text:h text:style-name="Heading_20_2" text:outline-level="2">Supply Side</text:h>
      <text:p text:style-name="Text_20_body">Mostly passive: Data that is something<text:line-break/>Data Sets<text:line-break/>Sets of observations in different shapes, formats<text:line-break/>Models<text:line-break/>Domain objects, data models, ML features<text:line-break/>Libraries<text:line-break/>Inert algorithms, technical definitions of business semantics<text:line-break/>A data product is a discrete set of observations and its complementary code designed to fulfil one or more jobs to be done.</text:p>
      <text:h text:style-name="Heading_20_2" text:outline-level="2"><text:soft-page-break/>Demand Side</text:h>
      <text:p text:style-name="Text_20_body">Mostly active: Data that does something<text:line-break/>Analytics<text:line-break/>Reports and dashboards, real-time and historic<text:line-break/>Algorithms<text:line-break/>ML models, scoring, business rules<text:line-break/>Data Services<text:line-break/>Payloads, topics, authorization</text:p>
      <text:p text:style-name="Text_20_body"><text:span text:style-name="Strong_20_Emphasis">Página 16: [Vacía]</text:span></text:p>
      <text:p text:style-name="Text_20_body"><text:span text:style-name="Strong_20_Emphasis">Página 17: Principios para Traducir Estrategia en Arquitectura</text:span></text:p>
      <text:h text:style-name="Heading_20_1" text:outline-level="1">Principles for Translating Data Strategy into Data Architecture</text:h>
      <text:h text:style-name="Heading_20_2" text:outline-level="2">Data Liquidity</text:h>
      <text:p text:style-name="Text_20_body">Ease of data reuse and recombination¹</text:p>
      <text:h text:style-name="Heading_20_2" text:outline-level="2">Data Productivity</text:h>
      <text:p text:style-name="Text_20_body">Value created as a result of data usage per unit of work, dollar invested, or resource consumed</text:p>
      <text:h text:style-name="Heading_20_2" text:outline-level="2">Data Security</text:h>
      <text:p text:style-name="Text_20_body">Protections against external and internal threats</text:p>
      <text:h text:style-name="Heading_20_2" text:outline-level="2">Data Governance</text:h>
      <text:p text:style-name="Text_20_body">Assurances of data quality, compliance, ethics</text:p>
      <text:p text:style-name="Text_20_body"><text:span text:style-name="Strong_20_Emphasis">Página 18: Definición de Data Mesh</text:span></text:p>
      <text:h text:style-name="Heading_20_1" text:outline-level="1">A Data Mesh Is...</text:h>
      <text:p text:style-name="Text_20_body">A data solution for enterprise-scale domains and/or event-driven data-centric cloud projects<text:line-break/>A data architecture approach focused on outcomes (data products), IT agility (service mesh), and speed (streaming data)</text:p>
      <text:p text:style-name="Horizontal_20_Line"/>
      <text:h text:style-name="Heading_20_1" text:outline-level="1">A Data Mesh Is Not...</text:h>
      <text:p text:style-name="Text_20_body">An alternative point-solution for data warehouse or data lakes</text:p>
      <text:list text:style-name="L48">
        <text:list-item>
          <text:p text:style-name="P49">Data Lake</text:p>
        </text:list-item>
        <text:list-item>
          <text:p text:style-name="P49"><text:soft-page-break/>A finite project that can be run by a LoB Departmental IT org in isolation</text:p>
        </text:list-item>
        <text:list-item>
          <text:p text:style-name="P49">A single tool or single cloud service that you can buy</text:p>
        </text:list-item>
      </text:list>
      <text:p text:style-name="Text_20_body"><text:span text:style-name="Strong_20_Emphasis">Página 19: [Vacía]</text:span></text:p>
      <text:p text:style-name="Text_20_body"><text:span text:style-name="Strong_20_Emphasis">Página 20: [DIAGRAMA - Qué es un Data Mesh]</text:span></text:p>
      <text:h text:style-name="Heading_20_1" text:outline-level="1">What is a Data Mesh?</text:h>
      <text:p text:style-name="Text_20_body">A trusted Data Mesh is a data architecture approach focused on outcomes (data products), IT agility in a multicloud world (service mesh), trusted data of all kinds (polyglot data streams), and faster business innovation cycles (event-driven integration).</text:p>
      <text:p text:style-name="Horizontal_20_Line"/>
      <text:p text:style-name="Text_20_body"><text:span text:style-name="Strong_20_Emphasis">data products</text:span><text:line-break/>streaming<text:line-break/><text:span text:style-name="Strong_20_Emphasis">intuitive, self-service user interfaces for data engineers and data product managers</text:span></text:p>
      <text:list text:style-name="L49">
        <text:list-item>
          <text:p text:style-name="P50">event ledgers</text:p>
        </text:list-item>
        <text:list-item>
          <text:p text:style-name="P50">systems of truth</text:p>
        </text:list-item>
        <text:list-item>
          <text:p text:style-name="P50">decentralized/distributed/multicloud/edge</text:p>
        </text:list-item>
      </text:list>
      <text:p text:style-name="Horizontal_20_Line"/>
      <text:p text:style-name="Text_20_body"><text:span text:style-name="Strong_20_Emphasis">API driven, secure service mesh (KSS, Docker etc) that runs anywhere</text:span></text:p>
      <text:list text:style-name="L50">
        <text:list-item>
          <text:p text:style-name="P51">data product KPIs, SLAs | business domain modeling | provenance &amp; explainability</text:p>
        </text:list-item>
      </text:list>
      <text:p text:style-name="Text_20_body"><text:span text:style-name="Strong_20_Emphasis">Página 21: [DIAGRAMA - Blueprint de Data Mesh Basado en OCI]</text:span></text:p>
      <text:h text:style-name="Heading_20_1" text:outline-level="1">OCI-Based Data Mesh Blueprint</text:h>
      <text:h text:style-name="Heading_20_2" text:outline-level="2">Data Producers</text:h>
      <text:list text:style-name="L51">
        <text:list-item>
          <text:p text:style-name="P52">Edge Telemetry (Devices &amp; Things)</text:p>
        </text:list-item>
        <text:list-item>
          <text:p text:style-name="P52">App Events (Bit: Process &amp; Logging)</text:p>
        </text:list-item>
        <text:list-item>
          <text:p text:style-name="P52">Database Events (ACID Transactions)</text:p>
        </text:list-item>
        <text:list-item>
          <text:p text:style-name="P52">Bulk Data Sources (DBs, Files, etc.)</text:p>
        </text:list-item>
        <text:list-item>
          <text:p text:style-name="P52">Customer Choice</text:p>
        </text:list-item>
      </text:list>
      <text:h text:style-name="Heading_20_2" text:outline-level="2">Transient Zone</text:h>
      <text:list text:style-name="L52">
        <text:list-item>
          <text:p text:style-name="P53">[Lista extensa de componentes Oracle numerados del 1 al 522 - probablemente un marcador de posición para diagrama]</text:p>
        </text:list-item>
      </text:list>
      <text:p text:style-name="Text_20_body"><text:span text:style-name="Strong_20_Emphasis">Páginas 22-23: [Vacías]</text:span></text:p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16:44:06.158027070</meta:creation-date>
    <dc:date>2025-11-16T16:46:38.201403467</dc:date>
    <meta:editing-duration>PT2M33S</meta:editing-duration>
    <meta:editing-cycles>1</meta:editing-cycles>
    <meta:document-statistic meta:table-count="1" meta:image-count="0" meta:object-count="0" meta:page-count="25" meta:paragraph-count="586" meta:word-count="2907" meta:character-count="17761" meta:non-whitespace-character-count="15859"/>
    <meta:generator>LibreOffice/24.2.7.2$Linux_X86_64 LibreOffice_project/420$Build-2</meta:generator>
  </office:meta>
</office:document-meta>
</file>